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5.94430555555556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16.1748611111111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3.08680555555556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28.8925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3.79236111111111cm"/>
    </style:style>
    <style:style style:name="co17" style:family="table-column">
      <style:table-column-properties fo:break-before="auto" style:column-width="22.8952777777778cm"/>
    </style:style>
    <style:style style:name="co18" style:family="table-column">
      <style:table-column-properties fo:break-before="auto" style:column-width="4.32152777777778cm"/>
    </style:style>
    <style:style style:name="co19" style:family="table-column">
      <style:table-column-properties fo:break-before="auto" style:column-width="18.7501388888889cm"/>
    </style:style>
    <style:style style:name="co20" style:family="table-column">
      <style:table-column-properties fo:break-before="auto" style:column-width="1.32291666666667cm"/>
    </style:style>
    <style:style style:name="co21" style:family="table-column">
      <style:table-column-properties fo:break-before="auto" style:column-width="13.7583333333333cm"/>
    </style:style>
    <style:style style:name="co22" style:family="table-column">
      <style:table-column-properties fo:break-before="auto" style:column-width="2.68111111111111cm"/>
    </style:style>
    <style:style style:name="co23" style:family="table-column">
      <style:table-column-properties fo:break-before="auto" style:column-width="2.87513888888889cm"/>
    </style:style>
    <style:style style:name="ro1" style:family="table-row">
      <style:table-row-properties style:row-height="13.7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6" table:style-name="ce3">
            <text:p>3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low to Speed 10</text:p>
          </table:table-cell>
          <table:table-cell office:value-type="float" office:value="44.444444444444429" table:formula="of:=[.C20]*([.I7] - [.I12])" table:style-name="ce1">
            <text:p>44.4444444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Game Leng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onster 6 Enemy Multiplier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I Controlled Character Power Boost</text:p>
          </table:table-cell>
          <table:table-cell office:value-type="float" office:value="1.125" table:formula="of:=9/8" table:style-name="ce1">
            <text:p>1.1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onster / Character Ratio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Enemy Lost Turn Opportunity Cos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Mighty_Mole" table:style-name="ta2">
        <table:table-column table:style-name="co5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i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) + (Play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00.42825025250453" table:formula="of:=([Ass.F3]*[Ass.C5] + [.C20])*[Ass.I10]" table:style-name="ce1">
            <text:p>100.428250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Burro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Range 2)*(Movement) + (Self Heal 3) + (Play a Card))*(Speed 4)</text:p>
          </table:table-cell>
          <table:table-cell office:value-type="float" office:value="85.081081081081081" table:formula="of:=([Ass.F4]*[Ass.C5] + 3*([Ass.C22]*([Ass.C19]/[.C22])) + 0)*[Ass.I6]" table:style-name="ce1">
            <text:p>85.08108108</text:p>
          </table:table-cell>
          <table:table-cell office:value-type="float" office:value="186.13552192462706" table:formula="of:=([Ass.F4]*[Ass.C5] + 3*([Ass.C22]*([Ass.C19]/[.C22])) + [.C20])*[Ass.I6]" table:style-name="ce1">
            <text:p>186.135521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ollapsing P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Range 1)*((3 Damage) + (Root))*(Speed 4)</text:p>
          </table:table-cell>
          <table:table-cell office:value-type="float" office:value="183.60494886883197" table:formula="of:=[Ass.F4]*SQRT([Ass.F3])*(3 + [Ass.C16])*[Ass.I6]" table:style-name="ce1">
            <text:p>183.604948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Forepaw Cla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3)*((5 Damage) + (Knockback) + (Strip Ongoing))*(Speed 6)</text:p>
          </table:table-cell>
          <table:table-cell office:value-type="float" office:value="102.98680477436567" table:formula="of:=[Ass.F3]*SQRT(3)*(5 + [Ass.C14] + [Ass.C12])*[Ass.I8]" table:style-name="ce1">
            <text:p>102.986804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Molesk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Damage Instance Chance)*(Avg Damage Dealt)*(Self Heal 1)*(Speed 1)</text:p>
          </table:table-cell>
          <table:table-cell office:value-type="float" office:value="65.878378378378386" table:formula="of:=2*[Ass.C11]*[Ass.C23]*([Ass.C22]*([Ass.C19]/[.C22]))*[Ass.I3]" table:style-name="ce1">
            <text:p>65.87837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nsectivo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Range 1)*((7 Damage) + (Root) + (Strip Ongoing))*(Speed 6)</text:p>
          </table:table-cell>
          <table:table-cell office:value-type="float" office:value="77.297297297297305" table:formula="of:=[Ass.F3]*(7 + [Ass.C16] + [Ass.C12])*[Ass.I8]" table:style-name="ce1">
            <text:p>77.29729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oley Mole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3)*(Movement)*(Speed 5)</text:p>
          </table:table-cell>
          <table:table-cell office:value-type="float" office:value="80.914414414414409" table:formula="of:=[Ass.F5]*[Ass.C5]*[Ass.I7]" table:style-name="ce1">
            <text:p>80.9144144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Extra Thumb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1)*(AOE Range 1)*((7 Damage) + 2*(Knockback) + 2*(Strip Ongoing))*(Speed 6) - (Range 1)*(AOE 3)*((5 Damage) + (Knockback) + (Strip Ongoing))*(Speed 6))*Uses*Duration</text:p>
          </table:table-cell>
          <table:table-cell office:value-type="float" office:value="99.968384757680042" table:formula="of:=([Ass.F3]*SQRT([Ass.F3])*(7 + 2*[Ass.C14] + 2*[Ass.C12])*[Ass.I8] - [Ass.F3]*SQRT(3)*(5 + [Ass.C14] + [Ass.C12])*[Ass.I8])*([.C6]/30)*[Ass.C6]" table:style-name="ce1">
            <text:p>99.9683847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Underground Breat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End Turn on Hole)*((Draw a Card) + (Self Heal 2))*Duration</text:p>
          </table:table-cell>
          <table:table-cell office:value-type="float" office:value="28.986486486486491" table:formula="of:=[.C19]*([Ass.C8]*0 + 2*([Ass.C22]*([Ass.C19]/[.C22])))*[Ass.C6]" table:style-name="ce1">
            <text:p>28.98648649</text:p>
          </table:table-cell>
          <table:table-cell office:value-type="float" office:value="53.997460595264108" table:formula="of:=[.C19]*([Ass.C8]*[.C20] + 2*([Ass.C22]*([Ass.C19]/[.C22])))*[Ass.C6]" table:style-name="ce1">
            <text:p>53.997460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hre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7)*Duration</text:p>
          </table:table-cell>
          <table:table-cell office:value-type="float" office:value="85.135135135135144" table:formula="of:=[Ass.F3]*[Ass.C5]*[Ass.I9]*[Ass.C6]" table:style-name="ce1">
            <text:p>85.1351351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tar-No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alculable = (Avg Expected Card) = (Total Char Power)/(Max Health)</text:p>
          </table:table-cell>
          <table:table-cell office:value-type="float" office:value="108.10810810810811" table:formula="of:=[Ass.C18]/[.C22]" table:style-name="ce1">
            <text:p>108.108108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erage Hole Cou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erage Hole Distanc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End Turn on Hole</text:p>
          </table:table-cell>
          <table:table-cell office:value-type="float" office:value="0.33" table:style-name="ce1">
            <text:p>0.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75.790830632659478" table:formula="of:=(([.C3]*[.E3])+([.C4]*[.E4])+([.C5]*[.E5])+([.C6]*[.E6])+([.C7]*[.E7])+([.C8]*[.E8])+([.C9]*[.E9])+([.C11]*[.E11])+([.C12]*[.E12])+([.C13]*[.E13])+([.C14]*[.E14]))/30" table:style-name="ce1">
            <text:p>75.7908306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07.77456115964178" table:formula="of:=(([.C3]*[.F3])+([.C4]*[.F4])+([.C5]*[.E5])+([.C6]*[.E6])+([.C7]*[.E7])+([.C8]*[.E8])+([.C9]*[.E9])+([.C11]*[.E11])+([.C12]*[.F12])+([.C13]*[.E13])+([.C14]*[.E14]))/30" table:style-name="ce1">
            <text:p>107.77456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3987.6587629067458" table:formula="of:=[.C21]*[.C22]" table:style-name="ce1">
            <text:p>3987.658763</text:p>
          </table:table-cell>
          <table:table-cell table:number-columns-repeated="16381"/>
        </table:table-row>
        <table:table-row table:number-rows-repeated="1048552" table:style-name="ro2">
          <table:table-cell table:number-columns-repeated="16384"/>
        </table:table-row>
      </table:table>
      <table:table table:name="Big_Bertha" table:style-name="ta3">
        <table:table-column table:style-name="co5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All Aboard!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All Aboard Ally Join Chance) + 1)*((Range 6)*(Movement) + (Draw a Card))*(Speed 7)</text:p>
          </table:table-cell>
          <table:table-cell office:value-type="float" office:value="70.662162162162161" table:formula="of:=([.C17] + 1)*([Ass.F14]*[Ass.C5] + 0)*[Ass.I9]" table:style-name="ce1">
            <text:p>70.66216216</text:p>
          </table:table-cell>
          <table:table-cell office:value-type="float" office:value="123.83496286903234" table:formula="of:=([.C17] + 1)*([Ass.F14]*[Ass.C5] + [Ass.C8]*[.C23])*[Ass.I9]" table:style-name="ce1">
            <text:p>123.834962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ail Gu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Range 6)*(8 Damage)*(Speed 6)</text:p>
          </table:table-cell>
          <table:table-cell office:value-type="float" office:value="131.6036036036036" table:formula="of:=[Ass.F14]*8*[Ass.I8]" table:style-name="ce1">
            <text:p>131.603603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xplosive Char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2)*(AOE Range 2)*(4 Damage)*(Speed 2)</text:p>
          </table:table-cell>
          <table:table-cell office:value-type="float" office:value="254.93015582134177" table:formula="of:=[Ass.F4]*SQRT([Ass.F4])*4*[Ass.I4]" table:style-name="ce1">
            <text:p>254.930155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Freight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Straight 6)*(Freight Train AOE)*((Movement) + (Freight Train Lose Turn Chance)*(Enemy Lost Turn) + (Knockback) + (2 Damage))*(Speed 5)</text:p>
          </table:table-cell>
          <table:table-cell office:value-type="float" office:value="309.56756756756755" table:formula="of:=[Ass.F14]*SQRT([.C21])*([Ass.C5] + [.C22]*[Ass.C28] + [Ass.C14] + 2)*[Ass.I7]" table:style-name="ce1">
            <text:p>309.567567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Machine Sho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Self Heal 3)*(Speed 1)</text:p>
          </table:table-cell>
          <table:table-cell office:value-type="float" office:value="63.586956521739125" table:formula="of:=3*([Ass.C22]*([Ass.C19]/[.C25]))*[Ass.I3]" table:style-name="ce1">
            <text:p>63.5869565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Pain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AOE 6)*(3 damage)*(Speed 9)</text:p>
          </table:table-cell>
          <table:table-cell office:value-type="float" office:value="279.24183067728228" table:formula="of:=[Ass.F8]*SQRT(6)*3*[Ass.I11]" table:style-name="ce1">
            <text:p>279.241830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Mortar Laun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rtar Launch AOE)*(3 Damage)*(Mortar Launch Speed)</text:p>
          </table:table-cell>
          <table:table-cell office:value-type="float" office:value="144" table:formula="of:=[Ass.F8]*SQRT([.C19])*4*[.C18]" table:style-name="ce1">
            <text:p>14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Magaz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Play a Card)*Duration</text:p>
          </table:table-cell>
          <table:table-cell office:value-type="float" office:value="0" table:formula="of:=[Ass.C11]*0*[Ass.C6]" table:style-name="ce1">
            <text:p>0</text:p>
          </table:table-cell>
          <table:table-cell office:value-type="float" office:value="379.80571933478677" table:formula="of:=[Ass.C11]*[.C23]*[Ass.C6]" table:style-name="ce1">
            <text:p>379.805719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No Brak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ll Aboard Ally Join Chance) + 1)*((Range 6)*(Movement) + (Draw a Card))*(Speed 9) - ((All Aboard Ally Join Chance) + 1)*((Range 6)*(Movement) + (Draw a Card))*(Speed 9))*Uses*Duration</text:p>
          </table:table-cell>
          <table:table-cell office:value-type="float" office:value="88.795045045045043" table:formula="of:=(([.C17] + 1)*([Ass.F14]*([Ass.C5] + 5) + 0)*[Ass.I11] - ([.C17] + 1)*([Ass.F14]*[Ass.C5] + 0)*[Ass.I11])*([.C3]/30)*[Ass.C6]" table:style-name="ce1">
            <text:p>88.79504505</text:p>
          </table:table-cell>
          <table:table-cell office:value-type="float" office:value="88.795045045045072" table:formula="of:=(([.C17] + 1)*([Ass.F14]*([Ass.C5] + 5) + [Ass.C8]*[.C23])*[Ass.I11] - ([.C17] + 1)*([Ass.F14]*[Ass.C5] + [Ass.C8]*[.C23])*[Ass.I11])*([.C3]/30)*[Ass.C6]" table:style-name="ce1">
            <text:p>88.7950450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Penetrating Roun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6)*((8 Damage) + (Avg Ongoing Count)*(Strip Ongoing))*(Speed 6) - (Range 6)*(8 Damage)*(Speed 6))*Uses*Duration</text:p>
          </table:table-cell>
          <table:table-cell office:value-type="float" office:value="263.2072072072072" table:formula="of:=([Ass.F14]*(8 + [Ass.C17]*[Ass.C12])*[Ass.I8] - [Ass.F14]*8*[Ass.I8])*([.C4]/30)*[Ass.C6]" table:style-name="ce1">
            <text:p>263.207207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razy T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il Gun Power)*Uses + (Steam Locomotive Power)*Uses)*Duration</text:p>
          </table:table-cell>
          <table:table-cell office:value-type="float" office:value="234.35660660660659" table:formula="of:=([.E4]*([.C4]/30) + [.E3]*([.C3]/30))*[Ass.C6]" table:style-name="ce1">
            <text:p>234.35660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4">
            <text:p>All Aboard! Ally joi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Mortar Launch Speed Multiplier</text:p>
          </table:table-cell>
          <table:table-cell office:value-type="float" office:value="0.5" table:formula="of:=(1+(0.5*((10 - 19)/9)))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Mortar Launch AOE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All Aboard! Enemy contact chang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Freight Train Tiles Moved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Freight Train Lose Tur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51.92228773391471" table:formula="of:=(([.C3]*[.E3])+([.C4]*[.E4])+([.C5]*[.E5])+([.C6]*[.E6])+([.C7]*[.E7])+([.C8]*[.E8])+([.C9]*[.E9])+([.C11]*[.E11])+([.C12]*[.E12])+([.C13]*[.E13])+([.C14]*[.E14]))/30" table:style-name="ce1">
            <text:p>151.922287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73.44461182955263" table:formula="of:=(([.C3]*[.F3])+([.C4]*[.E4])+([.C5]*[.E5])+([.C6]*[.E6])+([.C7]*[.E7])+([.C8]*[.E8])+([.C9]*[.E9])+([.C11]*[.F11])+([.C12]*[.F12])+([.C13]*[.E13])+([.C14]*[.E14]))/30" table:style-name="ce1">
            <text:p>173.444611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3989.2260720797103" table:formula="of:=[.C24]*[.C25]" table:style-name="ce1">
            <text:p>3989.226072</text:p>
          </table:table-cell>
          <table:table-cell table:number-columns-repeated="16381"/>
        </table:table-row>
        <table:table-row table:number-rows-repeated="1048549" table:style-name="ro2">
          <table:table-cell table:number-columns-repeated="16384"/>
        </table:table-row>
      </table:table>
      <table:table table:name="Indra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Bounding Strid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Draw 2 Cards))*(Speed 4)</text:p>
          </table:table-cell>
          <table:table-cell office:value-type="float" office:value="49.945945945945944" table:formula="of:=([Ass.F4]*[Ass.C5] + 0)*[Ass.I6]" table:style-name="ce1">
            <text:p>49.94594595</text:p>
          </table:table-cell>
          <table:table-cell office:value-type="float" office:value="116.19902112555988" table:formula="of:=([Ass.F4]*[Ass.C5] + 2*[Ass.C8]*[.C26])*[Ass.I6]" table:style-name="ce1">
            <text:p>116.199021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Body Slam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(3 Damage)+(Remove Ongoing))*(Speed 5)</text:p>
          </table:table-cell>
          <table:table-cell office:value-type="float" office:value="135.72959096840407" table:formula="of:=[Ass.F3]*SQRT([Ass.F3]*2)*(3+[Ass.C12])*[Ass.I7]" table:style-name="ce1">
            <text:p>135.72959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tret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vement)*(Speed 1)</text:p>
          </table:table-cell>
          <table:table-cell office:value-type="float" office:value="162" table:formula="of:=[Ass.F8]*[Ass.C5]*[Ass.I3]" table:style-name="ce1">
            <text:p>16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hunderbolt T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7 damage) + (Chance T-Tail Lose Turn)*(Enemy Opportunity Cost))*(Speed 5)</text:p>
          </table:table-cell>
          <table:table-cell office:value-type="float" office:value="137.10759168776414" table:formula="of:=[Ass.F3]*SQRT([Ass.F3])*(7 + [.C19]*[Ass.C28])*[Ass.I7]" table:style-name="ce1">
            <text:p>137.107591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a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(Enemy Opportunity Cost) + (Eat Displacement) + (5 Damage))*(Speed 1)</text:p>
          </table:table-cell>
          <table:table-cell office:value-type="float" office:value="124.05405405405406" table:formula="of:=[Ass.F3]*([Ass.C28] + [.C20] + 5)*[Ass.I3]" table:style-name="ce1">
            <text:p>124.054054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eath Breat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Head Tail Straight)*(Death Breath Range)*(AOE Death Breath Range)*(10 Damage)*(Speed 6)</text:p>
          </table:table-cell>
          <table:table-cell office:value-type="float" office:value="118.43482549052052" table:formula="of:=[.C21]*[.C22]*SQRT([.C23])*10*[Ass.I8]" table:style-name="ce1">
            <text:p>118.434825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Reve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Play Card))*(Speed 2)</text:p>
          </table:table-cell>
          <table:table-cell office:value-type="float" office:value="54.108108108108105" table:formula="of:=([Ass.F4]*[Ass.C5] + 0)*[Ass.I4]" table:style-name="ce1">
            <text:p>54.10810811</text:p>
          </table:table-cell>
          <table:table-cell office:value-type="float" office:value="233.54352005289587" table:formula="of:=([Ass.F4]*[Ass.C5] + [.C26])*[Ass.I4]" table:style-name="ce1">
            <text:p>233.543520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Hurricane Wing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2*(Knockback) + (4 Damage))*(Speed 3)</text:p>
          </table:table-cell>
          <table:table-cell office:value-type="float" office:value="126.45614065379262" table:formula="of:=[Ass.F3]*SQRT([Ass.F3] * 2)*(2*[Ass.C14] + 4)*[Ass.I5]" table:style-name="ce1">
            <text:p>126.456140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eeth Like Sword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Straight 2)*(AOE 2)*((5 Damage) + (Remove Ongoing))*(Speed 4)</text:p>
          </table:table-cell>
          <table:table-cell office:value-type="float" office:value="145.85510686529003" table:formula="of:=[Ass.F10]*SQRT(2)*(5 + [Ass.C12])*[Ass.I6]" table:style-name="ce1">
            <text:p>145.8551069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Armor of Ten-Fold Sh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(Trait Boost) – 1)*(Power Level)*(Ongoing Duration)/(Game Duration) = (1/15)*(Power Level) = 2*(Expected Avg Card) = 2*(Avg Char Power)*(Monster Power Multiplier)/(Max Health v4)</text:p>
          </table:table-cell>
          <table:table-cell office:value-type="float" office:value="240" table:formula="of:=2*[Ass.C18]*[Ass.C27]/[.C28]" table:style-name="ce1">
            <text:p>2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laws of Spea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Range 1)*(3 Damage)*(Speed 5)*(Duration)</text:p>
          </table:table-cell>
          <table:table-cell office:value-type="float" office:value="205.66138753164623" table:formula="of:=[Ass.F3]*SQRT([Ass.F3])*3*[Ass.I7]*[Ass.C6]" table:style-name="ce1">
            <text:p>205.66138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trong Strong Stro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alculable = (Expected Card Value) = (Avg Char Power)*(Monster Multiplier)/(Max Health v4)</text:p>
          </table:table-cell>
          <table:table-cell office:value-type="float" office:value="120" table:formula="of:=[Ass.C18]*[Ass.C27]/[.C28]" table:style-name="ce1">
            <text:p>120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Head Tail Distance</text:p>
          </table:table-cell>
          <table:table-cell office:value-type="float" office:value="2" table:formula="of:=2" table:style-name="ce4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Chance T-Tail Cancels Turn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Eat Displacement</text:p>
          </table:table-cell>
          <table:table-cell office:value-type="float" office:value="6" table:formula="of:=2*[Ass.C14] + 2*[Ass.C15]" table:style-name="ce4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Chance Head Tail Straight Lin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Death Breath Range</text:p>
          </table:table-cell>
          <table:table-cell office:value-type="float" office:value="11.189189189189189" table:formula="of:=[Ass.F11]" table:style-name="ce4">
            <text:p>11.1891891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Death Breath AOE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rait Disadvantage</text:p>
          </table:table-cell>
          <table:table-cell office:value-type="float" office:value="0.8" table:style-name="ce1">
            <text:p>0.8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24.22451596177615" table:formula="of:=(([.C3]*[.E3])+([.C4]*[.E4])+([.C5]*[.E5])+([.C6]*[.E6])+([.C7]*[.E7])+([.C8]*[.E8])+([.C9]*[.E9])+([.C10]*[.E10])+([.C11]*[.E11])+([.C13]*[.E13])+([.C14]*[.E14])+([.C15]*[.E15]))/30" table:style-name="ce1">
            <text:p>124.22451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48.79336467421632" table:formula="of:=(([.C3]*[.F3])+([.C4]*[.E4])+([.C5]*[.E5])+([.C6]*[.E6])+([.C7]*[.E7])+([.C8]*[.E8])+([.C9]*[.F9])+([.C10]*[.E10])+([.C11]*[.E11])+([.C13]*[.E13])+([.C14]*[.E14])+([.C15]*[.E15]))/30" table:style-name="ce1">
            <text:p>148.793364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 v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 v6</text:p>
          </table:table-cell>
          <table:table-cell office:value-type="float" office:value="75" table:formula="of:=[Ass.C25]*[.C28]" table:style-name="ce1">
            <text:p>7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otal Power v4</text:p>
          </table:table-cell>
          <table:table-cell office:value-type="float" office:value="5951.7345869686533" table:formula="of:=[.C28]*[.C27]*[.C24]" table:style-name="ce1">
            <text:p>5951.73458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otal Power v6</text:p>
          </table:table-cell>
          <table:table-cell office:value-type="float" office:value="8927.6018804529795" table:formula="of:=[.C29]*[.C27]*[.C24]" table:style-name="ce1">
            <text:p>8927.60188</text:p>
          </table:table-cell>
          <table:table-cell table:number-columns-repeated="16381"/>
        </table:table-row>
        <table:table-row table:number-rows-repeated="1048544" table:style-name="ro2">
          <table:table-cell table:number-columns-repeated="16384"/>
        </table:table-row>
      </table:table>
      <table:table table:name="KI773R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Fight or Flight Program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(Chance Below 20)*(Range 2)*((Movement) + (AOE 2)*(Chance Enemy Adjacent)*((Knockback) + (7 Damage))) + (1 – (Chance Below 20))*(Range 6)*(6 Damage))*(Speed 4)</text:p>
          </table:table-cell>
          <table:table-cell office:value-type="float" office:value="183.61035319868031" table:formula="of:=([.C17]*[Ass.F4]*([Ass.C5] + SQRT(2)*[.C18]*([Ass.C14] + 7)) + (1 - [.C17])*[Ass.F8]*6)*[Ass.I6]" table:style-name="ce1">
            <text:p>183.61035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nteger Overflo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Movement) + (Chance Enemy Adjacent)*((Knockback) + (7 Damage)))*(Speed 1)</text:p>
          </table:table-cell>
          <table:table-cell office:value-type="float" office:value="27.729729729729726" table:formula="of:=[Ass.F3]*([Ass.C5] + [.C18]*([Ass.C14] + 7))*[Ass.I3]" table:style-name="ce1">
            <text:p>27.729729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otfi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Self Heal 8)*(Speed 5)</text:p>
          </table:table-cell>
          <table:table-cell office:value-type="float" office:value="79.100529100529101" table:formula="of:=8*([Ass.C22]*([Ass.C19]/[.C22]))*[Ass.I7]" table:style-name="ce1">
            <text:p>79.100529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eat Ven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2)*(AOE Range 2)*(5 Damage)*(Speed 6)</text:p>
          </table:table-cell>
          <table:table-cell office:value-type="float" office:value="269.6376648110346" table:formula="of:=[Ass.F4]*SQRT([Ass.F4])*5*[Ass.I8]" table:style-name="ce1">
            <text:p>269.637664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Multithread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Play Card)*Duration</text:p>
          </table:table-cell>
          <table:table-cell office:value-type="float" office:value="0" table:formula="of:=0*[Ass.C6]" table:style-name="ce1">
            <text:p>0</text:p>
          </table:table-cell>
          <table:table-cell office:value-type="float" office:value="692.78940280059032" table:formula="of:=[.C20]*[Ass.C6]" table:style-name="ce1">
            <text:p>692.7894028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emote Senso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3)*(Chance Damage Instance)*(Average Damage Dealt)*(Self Heal 1)*Duration</text:p>
          </table:table-cell>
          <table:table-cell office:value-type="float" office:value="32.242063492063487" table:formula="of:=(1/3)*[Ass.C11]*[Ass.C23]*([Ass.C22]*([Ass.C19]/[.C22]))*[Ass.C6]" table:style-name="ce1">
            <text:p>32.2420634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ower Cas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23.214285714285715" table:formula="of:=[Ass.C11]*2*([Ass.C22]*([Ass.C19]/[.C22]))*[Ass.C5]" table:style-name="ce1">
            <text:p>23.2142857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eat Sin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2)*(AOE Range 2)*(Avg Ongoing Count)*(Strip Ongoing)*Uses*Duration</text:p>
          </table:table-cell>
          <table:table-cell office:value-type="float" office:value="529.4703236289406" table:formula="of:=[Ass.F4]*SQRT([Ass.F4])*[Ass.C17]*[Ass.C12]*([.C6]/30)*[Ass.C6]" table:style-name="ce1">
            <text:p>529.470323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8-B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Integer Overflow)*Uses*Duration</text:p>
          </table:table-cell>
          <table:table-cell office:value-type="float" office:value="27.729729729729726" table:formula="of:=[.E4]*([.C4]/30)*[Ass.C6]" table:style-name="ce1">
            <text:p>27.72972973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below 20 Health</text:p>
          </table:table-cell>
          <table:table-cell office:value-type="float" office:value="0.47619047619047616" table:formula="of:=20/[.C22]" table:style-name="ce1">
            <text:p>0.47619047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Enemy in Move Path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wer Level v4 Target</text:p>
          </table:table-cell>
          <table:table-cell office:value-type="float" office:value="6750" table:formula="of:=[Ass.C27]*[Ass.C18]*[Ass.C26]" table:style-name="ce1">
            <text:p>675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38.55788056011806" table:formula="of:=(([.C3]*[.E3])+([.C4]*[.E4])+([.C5]*[.E5])+([.C6]*[.E6])+([.C8]*[.E8])+([.C9]*[.E9])+([.C10]*[.E10])+([.C11]*[.E11])+([.C12]*[.E12]))/30" table:style-name="ce1">
            <text:p>138.557880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61.65086065347109" table:formula="of:=(([.C3]*[.E3])+([.C4]*[.E4])+([.C5]*[.E5])+([.C6]*[.E6])+([.C8]*[.F8])+([.C9]*[.E9])+([.C10]*[.E10])+([.C11]*[.E11])+([.C12]*[.E12]))/30" table:style-name="ce1">
            <text:p>161.650860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 v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 v6</text:p>
          </table:table-cell>
          <table:table-cell office:value-type="float" office:value="63" table:formula="of:=[Ass.C25]*[.C22]" table:style-name="ce1">
            <text:p>63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 v4</text:p>
          </table:table-cell>
          <table:table-cell office:value-type="float" office:value="6789.3361474457852" table:formula="of:=[.C21]*[.C22]" table:style-name="ce1">
            <text:p>6789.33614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wer Level v6</text:p>
          </table:table-cell>
          <table:table-cell office:value-type="float" office:value="10184.004221168678" table:formula="of:=[.C21]*[.C23]" table:style-name="ce1">
            <text:p>10184.00422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  <table:table table:name="Bob_The_Builder" table:style-name="ta5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harg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Range 2)*(Movement)*(Speed 4)</text:p>
          </table:table-cell>
          <table:table-cell office:value-type="float" office:value="49.945945945945944" table:formula="of:=[Ass.F4]*[Ass.C5]*[Ass.I6]" table:style-name="ce1">
            <text:p>49.9459459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eploy Turre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Turret Duration)*(Range 3)*(1 Damage)*(Speed 5)</text:p>
          </table:table-cell>
          <table:table-cell office:value-type="float" office:value="188.80030030030031" table:formula="of:=[.C18]*[Ass.F5]*1*[Ass.I7]" table:style-name="ce1">
            <text:p>188.80030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ammer Ti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Range 1)*(AOE Range 1)*(5 Damage)*(Speed 3)</text:p>
          </table:table-cell>
          <table:table-cell office:value-type="float" office:value="74.514995482480515" table:formula="of:=[Ass.F3]*SQRT([Ass.F3])*5*[Ass.I5]" table:style-name="ce1">
            <text:p>74.5149954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unch Na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3) + (Draw 2 Cards) + (Play a Card))*(Speed 8)</text:p>
          </table:table-cell>
          <table:table-cell office:value-type="float" office:value="38.69047619047619" table:formula="of:=(3*([Ass.C22]*([Ass.C19]/[.C28])) + 2*[Ass.C8]*0 + 0)*[Ass.I10]" table:style-name="ce1">
            <text:p>38.69047619</text:p>
          </table:table-cell>
          <table:table-cell office:value-type="float" office:value="205.50305473401033" table:formula="of:=(3*([Ass.C22]*([Ass.C19]/[.C28])) + 2*[Ass.C8]*[.C26] + [.C26])*[Ass.I10]" table:style-name="ce1">
            <text:p>205.5030547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EM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Chance IronMan Active)*(Range 3)*(AOE Range 3)*(Remove Ongoing) + (Chance IronMan Active)*((Play Card) + (Draw Card)) + (Chance Ally_Bob EMP)*((Play Card) + (Draw Card)))*(Speed 9)</text:p>
          </table:table-cell>
          <table:table-cell office:value-type="float" office:value="81.892673135264474" table:formula="of:=([.C19]*[Ass.F5]*SQRT([Ass.F5])*[Ass.C12] + [.C19]*(0 + [Ass.C8]*0) + [.C20]*(0 + [Ass.C8]*0))*[Ass.I11]" table:style-name="ce1">
            <text:p>81.89267314</text:p>
          </table:table-cell>
          <table:table-cell office:value-type="float" office:value="200.06746984917675" table:formula="of:=([.C19]*[Ass.F5]*SQRT([Ass.F5])*[Ass.C12] + [.C19]*([.C26] + [Ass.C8]*[.C26]) + [.C20]*([.C26] + [Ass.C8]*[.C26]))*[Ass.I11]" table:style-name="ce1">
            <text:p>200.067469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Turret Upgrade: Swi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3)*(AOE Range 3)*(1 Heal) - (Range 3)*(1 Damage))*Duration</text:p>
          </table:table-cell>
          <table:table-cell office:value-type="float" office:value="379.35028723405173" table:formula="of:=([Ass.F5]*SQRT([Ass.F5])*1 - [Ass.F5]*1)*[Ass.C6]" table:style-name="ce1">
            <text:p>379.350287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ron Man Su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3)*(Movement)*(Speed 4) - (Range 2)*(Movement)*(Speed 4))*(Uses) + (Chance Damage Instance)*(Self Heal 1))*Duration</text:p>
          </table:table-cell>
          <table:table-cell office:value-type="float" office:value="86.495334620334603" table:formula="of:=(([Ass.F5]*[Ass.C5]*[Ass.I6] - [Ass.F4]*[Ass.C5]*[Ass.I6])*([.C3]/30) + [Ass.C11]*([Ass.C22]*([Ass.C19]/[.C28])))*[Ass.C6]" table:style-name="ce1">
            <text:p>86.4953346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urret Upgrade: Dr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Movement Option) + (1 - (Chance 2 Turrets in Play))*((Draw a Card) + (Chance Play Turret)*(Play Card)))*Duration</text:p>
          </table:table-cell>
          <table:table-cell office:value-type="float" office:value="264.32042042042048" table:formula="of:=([.C23]*[.C24] + (1 - [.C22])*([Ass.C8]*0 + [.C21]*0))*[Ass.C6]" table:style-name="ce1">
            <text:p>264.3204204</text:p>
          </table:table-cell>
          <table:table-cell office:value-type="float" office:value="342.96063601951511" table:formula="of:=([.C23]*[.C24] + (1 - [.C22])*([Ass.C8]*[.C26] + [.C21]*[.C26]))*[Ass.C6]" table:style-name="ce1">
            <text:p>342.96063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urret Upgrade: Wif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Range)*(AOE Turret Range)*(Damage Instance Chance)*(1 Damage))*Duration</text:p>
          </table:table-cell>
          <table:table-cell office:value-type="float" office:value="271.53886355377171" table:formula="of:=([.C23]*[Ass.F5]*SQRT([Ass.F5])*[Ass.C11]*1)*[Ass.C6]" table:style-name="ce1">
            <text:p>271.538863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Hard Ha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2)*((Movement) + (Hard Hat Contact Chance)*(3 Damage))*(Speed 4) - (Range 2)*(Movement)*(Speed 4))*Uses + (Range 2)*(AOE Range 2)*(Damage Instance Chance)*(1 Heal))*Duration</text:p>
          </table:table-cell>
          <table:table-cell office:value-type="float" office:value="262.23425646701349" table:formula="of:=(([Ass.F4]*([Ass.C5] + [.C25]*3)*[Ass.I6] - [Ass.F4]*[Ass.C5]*[Ass.I6])*([.C3]/30) + [Ass.F4]*SQRT([Ass.F4])*1)*[Ass.C6]" table:style-name="ce1">
            <text:p>262.2342565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urrent Duration</text:p>
          </table:table-cell>
          <table:table-cell office:value-type="float" office:value="7" table:formula="of:=1 + 3/[Ass.C11]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IronMan Suit Active</text:p>
          </table:table-cell>
          <table:table-cell office:value-type="float" office:value="0.2" table:formula="of:=[Ass.C6]/[Ass.C24]" table:style-name="ce1">
            <text:p>0.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Ally/Bob EMP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Play Turret</text:p>
          </table:table-cell>
          <table:table-cell office:value-type="float" office:value="0.13333333333333333" table:formula="of:=([.C4]/30)" table:style-name="ce1">
            <text:p>0.1333333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2 Turrets In Play</text:p>
          </table:table-cell>
          <table:table-cell office:value-type="float" office:value="0.56000000000000005" table:formula="of:=([.C23])/2" table:style-name="ce1">
            <text:p>0.5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urrets in Play</text:p>
          </table:table-cell>
          <table:table-cell office:value-type="float" office:value="1.1200000000000001" table:formula="of:=([.C18]*[.C4])/[Ass.C24]" table:style-name="ce1">
            <text:p>1.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urret Movement Option</text:p>
          </table:table-cell>
          <table:table-cell office:value-type="float" office:value="47.200075075075077" table:formula="of:=([Ass.C10] - 1)*[.E4]" table:style-name="ce1">
            <text:p>47.2000750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Hard Hat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07.23665763512909" table:formula="of:=(([.C3]*[.E3])+([.C4]*[.E4])+([.C5]*[.E5])+([.C6]*[.E6])+([.C7]*[.E7])+([.C8]*[.E8])+([.C9]*[.E9])+([.C10]*[.E10])+([.C11]*[.E11])+([.C12]*[.E12])+([.C13]*[.E13]))/30" table:style-name="ce1">
            <text:p>107.236657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43.91715496562804" table:formula="of:=(([.C3]*[.E3])+([.C4]*[.E4])+([.C5]*[.E5])+([.C6]*[.F6])+([.C7]*[.F7])+([.C8]*[.E8])+([.C9]*[.E9])+([.C10]*[.E10])+([.C11]*[.F11])+([.C12]*[.E12])+([.C13]*[.E13]))/30" table:style-name="ce1">
            <text:p>143.91715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29.6803390375853" table:formula="of:=[.C28]*[.C27]" table:style-name="ce1">
            <text:p>4029.680339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Gnarwhale" table:style-name="ta6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hish Kabo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3)*(Movement) + (Straight Line 3)*(AOE 3)*((Avg Displacement)*(Push)+(4 Damage))*(Speed 5)</text:p>
          </table:table-cell>
          <table:table-cell office:value-type="float" office:value="179.09194120599048" table:formula="of:=([Ass.F11]*[Ass.C5] + [Ass.F11]*SQRT(3)*([.C18]*([Ass.C14])+4))*[Ass.I7]" table:style-name="ce1">
            <text:p>179.09194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Flipp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(5 Damage) + (Avg Flipper Displacement)*(Displacement))*(Speed 4)</text:p>
          </table:table-cell>
          <table:table-cell office:value-type="float" office:value="58.378378378378372" table:formula="of:=[Ass.F3]*(5 + [.C19]*[Ass.C15])*[Ass.I6]" table:style-name="ce1">
            <text:p>58.37837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orsal Revo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Damage Instance Chance)*(Avg Damage Dealt)*(Self Heal) + (Play Card))*(Speed 3)</text:p>
          </table:table-cell>
          <table:table-cell office:value-type="float" office:value="36.402329749103941" table:formula="of:=([Ass.C11]*[Ass.C23]*([Ass.C22]*([Ass.C19]/[.C26])) + 0)*[Ass.I5]" table:style-name="ce1">
            <text:p>36.40232975</text:p>
          </table:table-cell>
          <table:table-cell office:value-type="float" office:value="199.17237223547897" table:formula="of:=([Ass.C11]*[Ass.C23]*([Ass.C22]*([Ass.C19]/[.C26])) + [.C24])*[Ass.I5]" table:style-name="ce1">
            <text:p>199.172372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his Blow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1)*(Avg Blows Knockback)*(Knockback) + (Chance Blow Ends Turn)*(Avg Char Card))*(Speed 6)</text:p>
          </table:table-cell>
          <table:table-cell office:value-type="float" office:value="148.86006006006008" table:formula="of:=([Ass.F3]*([.C20]*[Ass.C14]) + [.C23]*[Ass.C20])*[Ass.I8]" table:style-name="ce1">
            <text:p>148.860060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eep Div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6)*(Movement) – (Avg Card) + 2*(Draw Card))*(Speed 8)</text:p>
          </table:table-cell>
          <table:table-cell office:value-type="float" office:value="120" table:formula="of:=([Ass.F8]*[Ass.C5] - 0 + 0)*[Ass.I10]" table:style-name="ce1">
            <text:p>120</text:p>
          </table:table-cell>
          <table:table-cell office:value-type="float" office:value="41.870379606539991" table:formula="of:=([Ass.F8]*[Ass.C5] - [.C24] + [Ass.C8]*[.C24]*2)*[Ass.I10]" table:style-name="ce1">
            <text:p>41.8703796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ail Fluk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2)*(AOE 2)*(2*(Strip Ongoing) + (3 Damage)) + (Range 1)*(Movement))*(Speed 4)</text:p>
          </table:table-cell>
          <table:table-cell office:value-type="float" office:value="197.7268122948139" table:formula="of:=([Ass.F10]*SQRT(2)*(2*[Ass.C12] + 3) + [Ass.F3]*[Ass.C5])*[Ass.I6]" table:style-name="ce1">
            <text:p>197.726812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Blubber But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traight Line 2)*(Movement)*Duration</text:p>
          </table:table-cell>
          <table:table-cell office:value-type="float" office:value="64.459459459459453" table:formula="of:=[Ass.C11]*[Ass.F10]*[Ass.C5]*[Ass.C6]" table:style-name="ce1">
            <text:p>64.4594594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reathing Ho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2 Heal)*(Avg Char Health)/(Max Health))*Duration</text:p>
          </table:table-cell>
          <table:table-cell office:value-type="float" office:value="86.533543140945113" table:formula="of:=[Ass.F3]*SQRT([Ass.F3])*(2*[Ass.C19]/[.C26])*[Ass.C6]" table:style-name="ce1">
            <text:p>86.5335431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vory Tus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vg Shish Enemies)*(Avg Char Card)*Uses*Duration</text:p>
          </table:table-cell>
          <table:table-cell office:value-type="float" office:value="100" table:formula="of:=[.C22]*[Ass.C20]*([.C3]/30)*[Ass.C6]" table:style-name="ce1">
            <text:p>1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eached Wh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2*(Draw Card)*Duration</text:p>
          </table:table-cell>
          <table:table-cell office:value-type="float" office:value="0" table:formula="of:=[Ass.C11]*[Ass.C8]*0*[Ass.C6]" table:style-name="ce1">
            <text:p>0</text:p>
          </table:table-cell>
          <table:table-cell office:value-type="float" office:value="117.19443059019002" table:formula="of:=[Ass.C11]*2*[Ass.C8]*[.C24]*[Ass.C6]" table:style-name="ce1">
            <text:p>117.1944306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Shish Knockback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Flipper Displacemen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Blows Knockb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Blubber Butt Move Option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Avg Shish Enemies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Blow Ends Turn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17.19443059019002" table:formula="of:=(([.C3]*[.E3])+([.C4]*[.E4])+([.C5]*[.E5])+([.C6]*[.E6])+([.C7]*[.E7])+([.C8]*[.E8])+([.C10]*[.E10])+([.C11]*[.E11])+([.C12]*[.E12])+([.C13]*[.E13]))/30" table:style-name="ce1">
            <text:p>117.194430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29.56495381915454" table:formula="of:=(([.C3]*[.E3])+([.C4]*[.E4])+([.C5]*[.F5])+([.C6]*[.E6])+([.C7]*[.F7])+([.C8]*[.E8])+([.C10]*[.E10])+([.C11]*[.E11])+([.C12]*[.E12])+([.C13]*[.F13]))/30" table:style-name="ce1">
            <text:p>129.564953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16.5135683937906" table:formula="of:=[.C25]*[.C26]" table:style-name="ce1">
            <text:p>4016.513568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Yomums_Anoob" table:style-name="ta6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issipa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4)*(Movement)*(Speed 1)</text:p>
          </table:table-cell>
          <table:table-cell office:value-type="float" office:value="132.20270270270271" table:formula="of:=[Ass.F6]*[Ass.C5]*[Ass.I3]" table:style-name="ce1">
            <text:p>132.20270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and Wa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2)*(Movement)*(Speed 7)</text:p>
          </table:table-cell>
          <table:table-cell office:value-type="float" office:value="30.081081081081081" table:formula="of:=[Ass.F10]*[Ass.C5]*[Ass.I9]" table:style-name="ce1">
            <text:p>30.0810810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arcophag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har Card)*(Speed 1)</text:p>
          </table:table-cell>
          <table:table-cell office:value-type="float" office:value="480" table:formula="of:=2*[Ass.C20]*[Ass.I3]" table:style-name="ce1">
            <text:p>4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ocust Swar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6)*(Locust AOE)*(Strip Ongoing)*(Avg Char Ongoing)*(Speed 5)</text:p>
          </table:table-cell>
          <table:table-cell office:value-type="float" office:value="412.75675675675672" table:formula="of:=[Ass.F14]*SQRT(4)*[Ass.C12]*[Ass.C17]*[Ass.I7]" table:style-name="ce1">
            <text:p>412.75675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hariot of Fi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Straight Line 3)*(Movement) + 3*(Range 1)*(4 Damage))*(Speed 6)</text:p>
          </table:table-cell>
          <table:table-cell office:value-type="float" office:value="112.37837837837837" table:formula="of:=([Ass.F11]*[Ass.C5] + 3*[Ass.F3]*4)*[Ass.I8]" table:style-name="ce1">
            <text:p>112.378378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un Gl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3 Damage)*(Speed 9)</text:p>
          </table:table-cell>
          <table:table-cell office:value-type="float" office:value="114" table:formula="of:=[Ass.F8]*3*[Ass.I11]" table:style-name="ce1">
            <text:p>11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urning S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2 Damage)*(Ongoing Count)*(Speed 2)</text:p>
          </table:table-cell>
          <table:table-cell office:value-type="float" office:value="312" table:formula="of:=[Ass.F8]*2*[Ass.C17]*[Ass.I4]" table:style-name="ce1">
            <text:p>3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hort-Curved Swo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6 Damage)*(Speed 3)</text:p>
          </table:table-cell>
          <table:table-cell office:value-type="float" office:value="40.54054054054054" table:formula="of:=[Ass.F3]*6*[Ass.I5]" table:style-name="ce1">
            <text:p>40.5405405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Oas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Oasis Travel Multiplier)*(Avg Oasis Travel)*(Self Heal 3)*(Speed 8)</text:p>
          </table:table-cell>
          <table:table-cell office:value-type="float" office:value="75.08620689655173" table:formula="of:=[.C23]*[.C22]*3*([Ass.C22]*([Ass.C19]/[.C31]))*[Ass.I10]" table:style-name="ce1">
            <text:p>75.086206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Is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eath Blow Chance)*2*(Avg Player Card)*Duration</text:p>
          </table:table-cell>
          <table:table-cell office:value-type="float" office:value="142.22222222222223" table:formula="of:=[.C24]*2*[Ass.C20]*[Ass.C6]" table:style-name="ce1">
            <text:p>142.222222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Play a Card) - (Draw a Card))*Duration</text:p>
          </table:table-cell>
          <table:table-cell office:value-type="float" office:value="0" table:formula="of:=(0 - 0)*[Ass.C6]" table:style-name="ce1">
            <text:p>0</text:p>
          </table:table-cell>
          <table:table-cell office:value-type="float" office:value="736.99534161283043" table:formula="of:=([.C29] - [Ass.C8]*[.C29])*[Ass.C6]" table:style-name="ce1">
            <text:p>736.995341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6)*((Set Activation Chance)*2*(Avg Enemy Distance)*(Displacement))*Duration</text:p>
          </table:table-cell>
          <table:table-cell office:value-type="float" office:value="1080" table:formula="of:=[Ass.F8]*([.C26]*2*[.C25]*[Ass.C15])*[Ass.C6]" table:style-name="ce1">
            <text:p>10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Osir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Avg Damage Dealt)*(Period of Game While Killable)*(Self Heal))*Duration</text:p>
          </table:table-cell>
          <table:table-cell office:value-type="float" office:value="28.017241379310342" table:formula="of:=([Ass.C11]*[Ass.C23]*[.C27]*([Ass.C22]*([Ass.C19]/[.C31])) )*[Ass.C6]" table:style-name="ce1">
            <text:p>28.017241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Anub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Root)*(Speed 7)*Duration</text:p>
          </table:table-cell>
          <table:table-cell office:value-type="float" office:value="56.756756756756765" table:formula="of:=[Ass.F3]*[Ass.C16]*[Ass.I9]*[Ass.C6]" table:style-name="ce1">
            <text:p>56.75675676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Hor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1)*3*(Speed 7)*Duration</text:p>
          </table:table-cell>
          <table:table-cell office:value-type="float" office:value="187.77778861585094" table:formula="of:=[Ass.F3]*SQRT([Ass.F3])*3*[Ass.I9]*[Ass.C6]" table:style-name="ce1">
            <text:p>187.7777886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Sekhm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Range 6)*(1 Damage))*Duration</text:p>
          </table:table-cell>
          <table:table-cell office:value-type="float" office:value="90" table:formula="of:=([Ass.C11]*[Ass.F8]*1)*[Ass.C6]" table:style-name="ce1">
            <text:p>9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g Oasis Travel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Oasis Travel Multiplier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Death Blow Chance</text:p>
          </table:table-cell>
          <table:table-cell office:value-type="float" office:value="8.8888888888888892E-2" table:formula="of:=8/90" table:style-name="ce1">
            <text:p>0.08888888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Avg Enemy Distanc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Set Activation Chance</text:p>
          </table:table-cell>
          <table:table-cell office:value-type="float" office:value="0.5" table:formula="of:=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eriod of Game while Killable</text:p>
          </table:table-cell>
          <table:table-cell office:value-type="float" office:value="0.2" table:style-name="ce1">
            <text:p>0.2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ocust AOE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84.24883540320761" table:formula="of:=(([.C3]*[.E3])+([.C4]*[.E4])+([.C5]*[.E5])+([.C6]*[.E6])+([.C7]*[.E7])+([.C8]*[.E8])+([.C9]*[.E9])+([.C10]*[.E10])+([.C11]*[.E11])+([.C13]*[.E13])+([.C14]*[.E14])+([.C15]*[.E15])+([.C16]*[.E16])+([.C17]*[.E17])+([.C18]*[.E18])+([.C19]*[.E19]))/30" table:style-name="ce1">
            <text:p>184.2488354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208.81534679030196" table:formula="of:=(([.C3]*[.E3])+([.C4]*[.E4])+([.C5]*[.E5])+([.C6]*[.E6])+([.C7]*[.E7])+([.C8]*[.E8])+([.C9]*[.E9])+([.C10]*[.E10])+([.C11]*[.E11])+([.C13]*[.E13])+([.C14]*[.F14])+([.C15]*[.E15])+([.C16]*[.E16])+([.C17]*[.E17])+([.C18]*[.E18])+([.C19]*[.E19]))/30" table:style-name="ce1">
            <text:p>208.815346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Max Health v 4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Max Health v 6</text:p>
          </table:table-cell>
          <table:table-cell office:value-type="float" office:value="44" table:style-name="ce1">
            <text:p>4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 v 4</text:p>
          </table:table-cell>
          <table:table-cell office:value-type="float" office:value="6055.6450569187564" table:formula="of:=[.C31]*[.C30]" table:style-name="ce1">
            <text:p>6055.64505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wer Level v 6</text:p>
          </table:table-cell>
          <table:table-cell office:value-type="float" office:value="9187.875258773287" table:formula="of:=[.C30]*[.C32]" table:style-name="ce1">
            <text:p>9187.875259</text:p>
          </table:table-cell>
          <table:table-cell table:number-columns-repeated="16381"/>
        </table:table-row>
        <table:table-row table:number-rows-repeated="1048541" table:style-name="ro1">
          <table:table-cell table:number-columns-repeated="16384"/>
        </table:table-row>
      </table:table>
      <table:table table:name="Slug" table:style-name="ta5"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onsu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4 Damage) + 4*(Avg Char Health)/(Max Health) + (Remove Ongoing))*(Speed 6)</text:p>
          </table:table-cell>
          <table:table-cell office:value-type="float" office:value="66.14864864864866" table:formula="of:=[Ass.F3]*(4 + 4*([Ass.C19]/[.C24]) + [Ass.C12])*[Ass.I8]" table:style-name="ce1">
            <text:p>66.1486486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ecret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1)*((Root) + (3 Damage))*(Speed 2)</text:p>
          </table:table-cell>
          <table:table-cell office:value-type="float" office:value="77.49559530177973" table:formula="of:=[Ass.F3]*SQRT([Ass.F3])*([Ass.C16] + 3)*[Ass.I4]" table:style-name="ce1">
            <text:p>77.495595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raw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 1) + (Avg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16.05306464007631" table:formula="of:=([Ass.F3]*[Ass.C5] + [.C22])*[Ass.I10]" table:style-name="ce1">
            <text:p>116.053064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ur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Straight 6)*((Movement) + (Chance contact)*AOE(1)*((Root)+(3 Damage)))*(Speed 2)</text:p>
          </table:table-cell>
          <table:table-cell office:value-type="float" office:value="165.52656449178627" table:formula="of:=[Ass.F14]*([Ass.C5] + [.C20]*SQRT([Ass.F3])*([Ass.C16] + 3))*[Ass.I4]" table:style-name="ce1">
            <text:p>165.526564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mothered and Cove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*(Speed 5)</text:p>
          </table:table-cell>
          <table:table-cell office:value-type="float" office:value="0" table:formula="of:=2*(0)*[Ass.I7]" table:style-name="ce1">
            <text:p>0</text:p>
          </table:table-cell>
          <table:table-cell office:value-type="float" office:value="229.62475137487817" table:formula="of:=2*([.C22])*[Ass.I7]" table:style-name="ce1">
            <text:p>229.624751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essicat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2)*2*(Remove Ongoing)*(Speed 6)</text:p>
          </table:table-cell>
          <table:table-cell office:value-type="float" office:value="431.42026369765534" table:formula="of:=[Ass.F4]*SQRT([Ass.F4])*2*[Ass.C12]*[Ass.I8]" table:style-name="ce1">
            <text:p>431.420263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Snai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50.78125" table:formula="of:=[Ass.C11]*2*([Ass.C22]*([Ass.C19]/[.C24])) *[Ass.C6]" table:style-name="ce1">
            <text:p>50.7812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Pseudopo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8)*Uses*Duration</text:p>
          </table:table-cell>
          <table:table-cell office:value-type="float" office:value="16.216216216216218" table:formula="of:=[Ass.F3]*[Ass.C5]*[Ass.I10]*([.C5]/30)*[Ass.C6]" table:style-name="ce1">
            <text:p>16.2162162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lugs Aren’t Sl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Crawl Speed 1) – (Crawl Speed 8))*Uses*Duration</text:p>
          </table:table-cell>
          <table:table-cell office:value-type="float" office:value="5.6756756756756745" table:formula="of:=(([Ass.F3]*[Ass.C5] + 0)*[Ass.I3] - ([Ass.F3]*[Ass.C5] + 0)*[Ass.I10])*([.C5]/30)*[Ass.C6]" table:style-name="ce1">
            <text:p>5.675675676</text:p>
          </table:table-cell>
          <table:table-cell office:value-type="float" office:value="40.618572624026712" table:formula="of:=(([Ass.F3]*[Ass.C5] + [.C22])*[Ass.I3] - ([Ass.F3]*[Ass.C5] + [.C22])*[Ass.I10])*([.C5]/30)*[Ass.C6]" table:style-name="ce1">
            <text:p>40.61857262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Curl Hit Enemy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re-Avg Card</text:p>
          </table:table-cell>
          <table:table-cell office:value-type="float" office:value="89.853163581474078" table:formula="of:=(([.C3]*[.E3])+([.C4]*[.E4])+([.C5]*[.E5])+([.C6]*[.E6])+([.C7]*[.E7])+([.C8]*[.E8])+([.C10]*[.E10])+([.C11]*[.E11])+([.C12]*[.E12]))/30" table:style-name="ce1">
            <text:p>89.8531635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Card</text:p>
          </table:table-cell>
          <table:table-cell office:value-type="float" office:value="126.29361325618301" table:formula="of:=(([.C3]*[.E3])+([.C4]*[.E4])+([.C5]*[.F5])+([.C6]*[.E6])+([.C7]*[.F7])+([.C8]*[.E8])+([.C10]*[.E10])+([.C11]*[.E11])+([.C12]*[.F12]))/30" table:style-name="ce1">
            <text:p>126.29361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41.3956241978563" table:formula="of:=[.C23]*[.C24]" table:style-name="ce1">
            <text:p>4041.395624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A_S_S_" table:style-name="ta5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eposi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Movement 2) + (Enemy Adjacent)*(Range 1)*(AOE 6)*(3 Damage))*(Speed 3)</text:p>
          </table:table-cell>
          <table:table-cell office:value-type="float" office:value="76.852936582261933" table:formula="of:=([Ass.F4]*[Ass.C5] + [.C16]*SQRT(6)*[Ass.F3]*3)*[Ass.I5]" table:style-name="ce1">
            <text:p>76.8529365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hoot the Th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((AOE 3)*(Range 3)*(6 Damage))*(Speed 4)</text:p>
          </table:table-cell>
          <table:table-cell office:value-type="float" office:value="155.04195336940865" table:formula="of:=(SQRT(3)*([Ass.F11])*6)*[Ass.I6]" table:style-name="ce1">
            <text:p>155.041953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c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Movement 2) + (Play Card))*(Speed 2)</text:p>
          </table:table-cell>
          <table:table-cell office:value-type="float" office:value="54.108108108108105" table:formula="of:=(([Ass.F4] * [Ass.C5]) + 0)*([Ass.I4])" table:style-name="ce1">
            <text:p>54.10810811</text:p>
          </table:table-cell>
          <table:table-cell office:value-type="float" office:value="222.65917440056776" table:formula="of:=(([Ass.F4] * [Ass.C5]) + [.C20])*([Ass.I4])" table:style-name="ce1">
            <text:p>222.659174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Enhance!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AOE 4)*(Range 4)*(7 Damage))*(Speed 4) - ((AOE 3)*(Range 3)*(6 Damage))*(Speed 4)) * Uses * Duration</text:p>
          </table:table-cell>
          <table:table-cell office:value-type="float" office:value="162.13230947739899" table:formula="of:=((SQRT(4)*[Ass.F12]*7)*[Ass.I6] - (SQRT(3)*[Ass.F11]*6)*[Ass.I6]) * ([.C4]/30) * [Ass.C6]" table:style-name="ce1">
            <text:p>162.132309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urek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OE 6)*(Range 3)*(6 Damage))*(Speed 4) - ((AOE 3)*(Range 3)*(6 Damage))*(Speed 4)) * Uses * Duration</text:p>
          </table:table-cell>
          <table:table-cell office:value-type="float" office:value="87.995232678919365" table:formula="of:=((SQRT(6)*[Ass.F11]*6)*[Ass.I6] - (SQRT(3)*[Ass.F12]*6)*[Ass.I6]) * ([.C4]/30) * [Ass.C6]" table:style-name="ce1">
            <text:p>87.995232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usiness T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 * (Avg Card)</text:p>
          </table:table-cell>
          <table:table-cell office:value-type="float" office:value="0" table:style-name="ce1">
            <text:p>0</text:p>
          </table:table-cell>
          <table:table-cell office:value-type="float" office:value="233.37839948186723" table:formula="of:=2*[.C20]" table:style-name="ce1">
            <text:p>233.378399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Strap-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AOE 5)*(Range 1)*(4 Damage)*Uses*Duration + (C22 - 1)*(AOE 5)*(Range 1)*(4 Damage)*Uses*Duration</text:p>
          </table:table-cell>
          <table:table-cell office:value-type="float" office:value="145.04224718917555" table:formula="of:=2*SQRT(5)*[Ass.F3]*4*([.C5]/30)*[Ass.C6] + 2*SQRT(5)*[Ass.F3]*4*([.C3]/30)*[Ass.C6]" table:style-name="ce1">
            <text:p>145.042247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Band-aid the Boo-Bo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elf-Heal 3)*(Chance Adjacent Ally)*Duration</text:p>
          </table:table-cell>
          <table:table-cell office:value-type="float" office:value="105.36290322580643" table:formula="of:=([Ass.C22]*([Ass.C19]/[.C22]))*3*[.C18]*[Ass.C6]" table:style-name="ce1">
            <text:p>105.36290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P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Range 1)*(Avg Ongoing Amount)*(Discard Ongoing)*Uses*Duration + (C22 - 1)*(Range 1)*(Avg Ongoing Amount)*(Discard Ongoing)*Uses*Duration</text:p>
          </table:table-cell>
          <table:table-cell office:value-type="float" office:value="194.59459459459461" table:formula="of:=2*[Ass.F3]*[Ass.C17]*[Ass.C12]*(4/30)*[Ass.C6] + 2*[Ass.F3]*[Ass.C17]*[Ass.C12]*(6/30)*[Ass.C6]" table:style-name="ce1">
            <text:p>194.594594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Enemy Adjacen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Nearest Ally Distanc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Adjacent Ally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Target Power Level</text:p>
          </table:table-cell>
          <table:table-cell office:value-type="float" office:value="4500" table:formula="of:=[Ass.C26]*[Ass.C18]" table:style-name="ce1">
            <text:p>450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16.68919974093362" table:formula="of:=(([.C3]*[.E3])+([.C4]*[.E4])+([.C5]*[.E5])+([.C7]*[.E7])+([.C8]*[.E8])+([.C9]*[.E9])+([.C10]*[.E10])+([.C11]*[.E11])+([.C12]*[.E12]))/30" table:style-name="ce1">
            <text:p>116.689199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46.94195522932384" table:formula="of:=(([.C3]*[.E3])+([.C4]*[.E4])+([.C5]*[.F5])+([.C7]*[.E7])+([.C8]*[.E8])+([.C9]*[.F9])+([.C10]*[.E10])+([.C11]*[.E11])+([.C12]*[.E12]))/30" table:style-name="ce1">
            <text:p>146.941955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555.200612109039" table:formula="of:=[.C21]*[.C22]" table:style-name="ce1">
            <text:p>4555.200612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table table:name="Elementalist" table:style-name="ta7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76.581214438122359" table:formula="of:=[.C23] * [.C25] * [.C26] *(([Ass.C22]*([Ass.C19]/([.C37])))*2 + [.E3]) * [Ass.C6]" table:style-name="ce1">
            <text:p>76.5812144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70.48104551920342" table:formula="of:=[.C22] * [.C25] * [.C26] *(([Ass.C22]*([Ass.C19]/([.C37])))*2 + [Ass.F4]*[Ass.C12]) * [Ass.C6]" table:style-name="ce1">
            <text:p>70.4810455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Of Ice and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Fire Out) * (Chance same target) *((Reduce Avg Card to Speed 10) + (Range 2)*(Strip Ongoing)) * Uses</text:p>
          </table:table-cell>
          <table:table-cell office:value-type="float" office:value="79.051951951951935" table:formula="of:=([.C24]) * ([.C22]) * ([.C26]) *(([Ass.C21]) + ([Ass.F4])*([Ass.C12])) * [Ass.C6]" table:style-name="ce1">
            <text:p>79.0519519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Tund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Earth Out) * (Chance same target) *((Reduce Avg Card to Speed 10) + (Self Heal 2)) * Uses</text:p>
          </table:table-cell>
          <table:table-cell office:value-type="float" office:value="65.873538011695899" table:formula="of:=([.C23]) * ([.C25]) * ([.C26]) *(([Ass.C21]) + 2*([Ass.C22]*([Ass.C19]/[.C37]))) * [Ass.C6]" table:style-name="ce1">
            <text:p>65.8735380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upercondu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Lightning Out) * (Chance same target) *((Reduce Avg Card to Speed 10) + (Avg Command)) * Uses</text:p>
          </table:table-cell>
          <table:table-cell office:value-type="float" office:value="85.152120870870874" table:formula="of:=([.C24]) * ([.C23]) * ([.C26]) *(([Ass.C21]) + [.E3]) * [Ass.C6]" table:style-name="ce1">
            <text:p>85.1521208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Fir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AOE)*(2 Range)*(2 Damage)]) * Option * (Turn Frequency)</text:p>
          </table:table-cell>
          <table:table-cell office:value-type="float" office:value="352.98021575262709" table:formula="of:=[.C27] * MAX([Ass.C5]*[Ass.F4];SQRT([Ass.F4])*[Ass.F4]*2) * [Ass.C10] * ([.C3]/30)" table:style-name="ce1">
            <text:p>352.980215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c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(2 Damage) + (Root))]) * Option * (Turn Frequency)</text:p>
          </table:table-cell>
          <table:table-cell office:value-type="float" office:value="199.78378378378378" table:formula="of:=[.C28] * MAX([Ass.C5]*[Ass.F4];[Ass.F4]*(2 + [Ass.C16]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ightning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3 Damage)]) * Option * (Turn Frequency)</text:p>
          </table:table-cell>
          <table:table-cell office:value-type="float" office:value="149.83783783783784" table:formula="of:=[.C29] * MAX([Ass.C5]*[Ass.F4];[Ass.F4]*3) * [Ass.C10] * ([.C3]/30)" table:style-name="ce1">
            <text:p>149.837837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arth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1 Range)*((1 Displacement) + (2 Damage))]) * Option * (Turn Frequency)</text:p>
          </table:table-cell>
          <table:table-cell office:value-type="float" office:value="199.78378378378378" table:formula="of:=[.C30] * MAX([Ass.C5]*[Ass.F4];[Ass.F3]*([Ass.C15] + 2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Fir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AOE)*(2 Range)*(3 Damage), (1 Range)*(5 Damage)]) * Option * (Turn Frequency)</text:p>
          </table:table-cell>
          <table:table-cell office:value-type="float" office:value="794.20548544341091" table:formula="of:=[.C31] * MAX(SQRT([Ass.F4])*[Ass.F4]*3;[Ass.F3]*5) * [Ass.C10] * ([.C3]/30)" table:style-name="ce1">
            <text:p>794.205485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Ic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(4 Damage) + (Root)), (1 Range)*(5 Damage)]) * Option * (Turn Frequency)</text:p>
          </table:table-cell>
          <table:table-cell office:value-type="float" office:value="449.51351351351354" table:formula="of:=[.C32] * MAX([Ass.F4]*(4 + [Ass.C16]);[Ass.F3]*5) * [Ass.C10] * ([.C3]/30)" table:style-name="ce1">
            <text:p>449.513513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Lightning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6 Damage), (1 Range)*(5 Damage)]) * Option * (Turn Frequency)</text:p>
          </table:table-cell>
          <table:table-cell office:value-type="float" office:value="449.51351351351354" table:formula="of:=[.C33] * ([Ass.F4]*6) * [Ass.C10] * ([.C3]/30)" table:style-name="ce1">
            <text:p>449.513513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Earth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1 Range)*((2 Displacement) + (3 Damage)), (1 Range)*(5 Damage)]) * Option * (Turn Frequency)</text:p>
          </table:table-cell>
          <table:table-cell office:value-type="float" office:value="272.43243243243245" table:formula="of:=[.C34] * MAX([Ass.F3]*((2*[Ass.C15]) + 3); [Ass.F3]*5) * [Ass.C10] * ([.C3]/30)" table:style-name="ce1">
            <text:p>272.43243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Fir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Ic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ightning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arth Familiar Health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Fir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Ic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ightning Golem Healt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Earth Golem Heal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62.0927625187242" table:formula="of:=[.C37]*((([.C3]*[.E3]) + ([.C4]*[.E4]) + ([.C5]*[.E5]) + ([.C6]*[.E6]) + ([.C7]*[.E7]) + ([.C8]*[.E8]) + ([.C9]*[.E9]))/SUM([.C3:.C9])) + [.E11] + [.E12] + [.E13] + [.E14] + [.E16] + [.E17] + [.E18] + [.E19]" table:style-name="ce1">
            <text:p>4062.092763</text:p>
          </table:table-cell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BOOM_Bardier" table:style-name="ta7">
        <table:table-column table:style-name="co5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5 Damage)*(Range 3 Straight))*(Speed 5)</text:p>
          </table:table-cell>
          <table:table-cell office:value-type="float" office:value="54.391891891891895" table:formula="of:=(([Ass.C5])*([Ass.F3]) + ([.C18])*5*([Ass.F11]))*([Ass.I7])" table:style-name="ce1">
            <text:p>54.3918918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84.19523492312373" table:formula="of:=([.C23])*([.C19])*2*([Ass.I3])" table:style-name="ce1">
            <text:p>684.195234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4)*((6 damage) + (Number Ongoings)*(Remove Ongoing))</text:p>
          </table:table-cell>
          <table:table-cell office:value-type="float" office:value="396.60810810810807" table:formula="of:=([.C20])*([Ass.F6])*(6 + ([Ass.C17])*([Ass.C12]))" table:style-name="ce1">
            <text:p>396.608108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7)</text:p>
          </table:table-cell>
          <table:table-cell office:value-type="float" office:value="86.174242424242436" table:formula="of:=(5*([Ass.C22]*([Ass.C19]/[.C25]))+0)*[Ass.I9]" table:style-name="ce1">
            <text:p>86.17424242</text:p>
          </table:table-cell>
          <table:table-cell office:value-type="float" office:value="118.15239845983098" table:formula="of:=(5*([Ass.C22]*([Ass.C19]/[.C25]))+([Ass.C8])*[.C23])*[Ass.I8]" table:style-name="ce1">
            <text:p>118.152398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81.44664472352417" table:formula="of:=(([Ass.C11])*(1/3)*([Ass.C23])*([Ass.F5]*SQRT([Ass.F5]))+[.C23])*[Ass.I4]" table:style-name="ce1">
            <text:p>281.4466447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re-Avg Value</text:p>
          </table:table-cell>
          <table:table-cell office:value-type="float" office:value="114.03253915385395" table:formula="of:=(([.C3]*[.E3])+([.C4]*[.E4])+([.C5]*[.E5])+([.C6]*[.E6])+([.C7]*[.E7])+([.C8]*[.E8])+([.C9]*[.E9])+([.C11]*[.E11]))/30" table:style-name="ce1">
            <text:p>114.032539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Post-Avg Value</text:p>
          </table:table-cell>
          <table:table-cell office:value-type="float" office:value="185.87113130903109" table:formula="of:=(([.C3]*[.E3])+([.C4]*[.F4])+([.C5]*[.E5])+([.C6]*[.E6])+([.C7]*[.F7])+([.C8]*[.F8])+([.C9]*[.E9])+([.C11]*[.E11]))/30" table:style-name="ce1">
            <text:p>185.871131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office:value-type="float" office:value="4089.1648887986839" table:formula="of:=[.C24]*[.C25]" table:style-name="ce1">
            <text:p>4089.164889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Knight_Errant" table:style-name="ta6">
        <table:table-column table:style-name="co1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2" table:formula="of:=[Ass.C12]*[Ass.F8]*[Ass.I11]" table:style-name="ce1">
            <text:p>15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6.95210010802447" table:formula="of:=2*[.D22]" table:style-name="ce1">
            <text:p>206.952100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0.96274452846353" table:formula="of:=(([Ass.I3]-[Ass.I5])*[.D22]+([Ass.C8]*[.D22]))*[Ass.C6]" table:style-name="ce1">
            <text:p>160.962744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43126946406704" table:formula="of:=(0+([.D22]*[Ass.C8])+2*([Ass.C22]*([Ass.C19]/([.D24]))) )*[Ass.C10]*[Ass.C6]" table:style-name="ce1">
            <text:p>269.431269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6.67163250250238" table:formula="of:=(5+([Ass.C8])*[.D22])*[Ass.F3]*([.C3]/30)*[Ass.C6]" table:style-name="ce1">
            <text:p>166.671632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07479229724501" table:formula="of:=([.D21]+([Ass.C8]*[.E4]))*[.D20]*(10/30)*[Ass.C6]" table:style-name="ce1">
            <text:p>104.074792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8.984033369341489" table:formula="of:=[.D19]*([.C3]/30)*[.D22]*[Ass.C6]" table:style-name="ce1">
            <text:p>68.9840333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4.67353454047779" table:formula="of:=(([.C3]*[.E3])+([.C5]*[.E5])+([.C6]*[.E6])+([.C8]*[.E8])+([.C9]*[.E9])+([.C10]*[.E10])+([.C11]*[.E11])+([.C12]*[.E12])+([.C13]*[.E13])+([.C14]*[.E14])+([.C15]*[.E15]))/([.C3]+[.C5]+[.C6]+SUM([.C8:.C15]))" table:style-name="ce1">
            <text:p>104.673534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47605005401223" table:formula="of:=(([.C3]*[.E3])+([.C4]*[.E4])+([.C5]*[.E5])+([.C6]*[.E6])+([.C8]*[.E8])+([.C9]*[.E9])+([.C10]*[.E10])+([.C11]*[.E11])+([.C12]*[.E12])+([.C13]*[.E13])+([.C14]*[.E14])+([.C15]*[.E15]))/(30)" table:style-name="ce1">
            <text:p>103.476050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19305115563506" table:formula="of:=(([.C3]*[.E3])+([.C4]*[.E4])+([.C5]*[.E5])+([.C6]*[.F6])+([.C8]*[.E8])+([.C9]*[.F9])+([.C10]*[.F10])+([.C11]*[.E11])+([.C12]*[.F12])+([.C13]*[.F13])+([.C14]*[.E14])+([.C15]*[.F15]))/(30)" table:style-name="ce1">
            <text:p>137.193051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78.5984835134168" table:formula="of:=[.D24]*[.D23]" table:style-name="ce1">
            <text:p>3978.598484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6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7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2-07T00:17:48Z</dc:date>
    <meta:editing-cycles>113</meta:editing-cycles>
    <meta:editing-duration>PT63071S</meta:editing-duration>
  </office:meta>
</office:document-meta>
</file>